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lasses" style:family="table">
      <style:table-properties style:width="17cm" table:align="margins"/>
    </style:style>
    <style:style style:name="Classes.A" style:family="table-column">
      <style:table-column-properties style:column-width="4.249cm" style:rel-column-width="16383*"/>
    </style:style>
    <style:style style:name="Classes.D" style:family="table-column">
      <style:table-column-properties style:column-width="4.251cm" style:rel-column-width="16386*"/>
    </style:style>
    <style:style style:name="Classes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lasses.D1" style:family="table-cell">
      <style:table-cell-properties fo:background-color="#dddddd" fo:padding="0.097cm" fo:border="0.05pt solid #000000">
        <style:background-image/>
      </style:table-cell-properties>
    </style:style>
    <style:style style:name="Classes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Classes.D2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lasses.A4" style:family="table-cell">
      <style:table-cell-properties fo:background-color="#6600cc" fo:padding="0.097cm" fo:border-left="0.05pt solid #000000" fo:border-right="none" fo:border-top="none" fo:border-bottom="0.05pt solid #000000">
        <style:background-image/>
      </style:table-cell-properties>
    </style:style>
    <style:style style:name="Classes.D4" style:family="table-cell">
      <style:table-cell-properties fo:background-color="#6600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lasses.A6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Classes.D6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lasses.A8" style:family="table-cell">
      <style:table-cell-properties fo:background-color="#99ff33" fo:padding="0.097cm" fo:border-left="0.05pt solid #000000" fo:border-right="none" fo:border-top="none" fo:border-bottom="0.05pt solid #000000">
        <style:background-image/>
      </style:table-cell-properties>
    </style:style>
    <style:style style:name="Classes.D8" style:family="table-cell">
      <style:table-cell-properties fo:background-color="#99ff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lasses.A10" style:family="table-cell">
      <style:table-cell-properties fo:background-color="#cc9900" fo:padding="0.097cm" fo:border-left="0.05pt solid #000000" fo:border-right="none" fo:border-top="none" fo:border-bottom="0.05pt solid #000000">
        <style:background-image/>
      </style:table-cell-properties>
    </style:style>
    <style:style style:name="Classes.D10" style:family="table-cell">
      <style:table-cell-properties fo:background-color="#cc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lasses.A12" style:family="table-cell">
      <style:table-cell-properties fo:background-color="#ff6600" fo:padding="0.097cm" fo:border-left="0.05pt solid #000000" fo:border-right="none" fo:border-top="none" fo:border-bottom="0.05pt solid #000000">
        <style:background-image/>
      </style:table-cell-properties>
    </style:style>
    <style:style style:name="Classes.D12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lasses.A14" style:family="table-cell">
      <style:table-cell-properties fo:padding="0.097cm" fo:border-left="0.05pt solid #000000" fo:border-right="none" fo:border-top="none" fo:border-bottom="0.05pt solid #000000"/>
    </style:style>
    <style:style style:name="Classes.B14" style:family="table-cell">
      <style:table-cell-properties fo:padding="0.097cm" fo:border-left="0.05pt solid #000000" fo:border-right="none" fo:border-top="none" fo:border-bottom="0.05pt solid #000000"/>
    </style:style>
    <style:style style:name="Classes.C14" style:family="table-cell">
      <style:table-cell-properties fo:padding="0.097cm" fo:border-left="0.05pt solid #000000" fo:border-right="none" fo:border-top="none" fo:border-bottom="0.05pt solid #000000"/>
    </style:style>
    <style:style style:name="Classes.D14" style:family="table-cell">
      <style:table-cell-properties fo:padding="0.097cm" fo:border-left="0.05pt solid #000000" fo:border-right="0.05pt solid #000000" fo:border-top="none" fo:border-bottom="0.05pt solid #000000"/>
    </style:style>
    <style:style style:name="Classes.A15" style:family="table-cell">
      <style:table-cell-properties fo:padding="0.097cm" fo:border-left="0.05pt solid #000000" fo:border-right="none" fo:border-top="none" fo:border-bottom="0.05pt solid #000000"/>
    </style:style>
    <style:style style:name="Classes.B15" style:family="table-cell">
      <style:table-cell-properties fo:padding="0.097cm" fo:border-left="0.05pt solid #000000" fo:border-right="none" fo:border-top="none" fo:border-bottom="0.05pt solid #000000"/>
    </style:style>
    <style:style style:name="Classes.C15" style:family="table-cell">
      <style:table-cell-properties fo:padding="0.097cm" fo:border-left="0.05pt solid #000000" fo:border-right="none" fo:border-top="none" fo:border-bottom="0.05pt solid #000000"/>
    </style:style>
    <style:style style:name="Classes.D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5e14" officeooo:paragraph-rsid="001c5e14"/>
    </style:style>
    <style:style style:name="P2" style:family="paragraph" style:parent-style-name="Table_20_Contents">
      <style:paragraph-properties fo:line-height="100%"/>
      <style:text-properties officeooo:rsid="001c5e14" officeooo:paragraph-rsid="001c5e14"/>
    </style:style>
    <style:style style:name="P3" style:family="paragraph" style:parent-style-name="Table_20_Contents">
      <style:text-properties officeooo:rsid="001d8e3f" officeooo:paragraph-rsid="001d8e3f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rsid="001f0536" officeooo:paragraph-rsid="001f0536"/>
    </style:style>
    <style:style style:name="P6" style:family="paragraph" style:parent-style-name="Table_20_Contents">
      <style:text-properties officeooo:rsid="0020afcc" officeooo:paragraph-rsid="0020afcc"/>
    </style:style>
    <style:style style:name="P7" style:family="paragraph" style:parent-style-name="Table_20_Contents">
      <style:text-properties officeooo:rsid="00227e93" officeooo:paragraph-rsid="00227e93"/>
    </style:style>
    <style:style style:name="P8" style:family="paragraph" style:parent-style-name="Table_20_Contents">
      <style:text-properties officeooo:rsid="0022831b" officeooo:paragraph-rsid="0022831b"/>
    </style:style>
    <style:style style:name="P9" style:family="paragraph" style:parent-style-name="Table_20_Contents">
      <style:text-properties officeooo:rsid="00247391" officeooo:paragraph-rsid="00247391"/>
    </style:style>
    <style:style style:name="P10" style:family="paragraph" style:parent-style-name="Table_20_Contents">
      <style:text-properties officeooo:rsid="0025aea1" officeooo:paragraph-rsid="0025aea1"/>
    </style:style>
    <style:style style:name="P11" style:family="paragraph" style:parent-style-name="Table_20_Contents">
      <style:text-properties officeooo:rsid="0026562e" officeooo:paragraph-rsid="0026562e"/>
    </style:style>
    <style:style style:name="P12" style:family="paragraph" style:parent-style-name="Table_20_Contents">
      <style:text-properties officeooo:rsid="00281461" officeooo:paragraph-rsid="00281461"/>
    </style:style>
    <style:style style:name="P13" style:family="paragraph" style:parent-style-name="Table_20_Contents">
      <style:text-properties officeooo:rsid="002d3ae1" officeooo:paragraph-rsid="002d3ae1" fo:background-color="transparent"/>
    </style:style>
    <style:style style:name="P14" style:family="paragraph" style:parent-style-name="Table_20_Contents">
      <style:text-properties officeooo:rsid="002dcb5b" officeooo:paragraph-rsid="002dcb5b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fo:color="#000000" officeooo:rsid="002dcb5b" officeooo:paragraph-rsid="002dcb5b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fo:color="#000000" officeooo:rsid="00281461" officeooo:paragraph-rsid="00281461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fo:color="#000000" officeooo:rsid="00333901" officeooo:paragraph-rsid="00333901" fo:background-color="transparent"/>
    </style:style>
    <style:style style:name="P18" style:family="paragraph" style:parent-style-name="Table_20_Contents">
      <style:text-properties officeooo:rsid="002dcb5b" officeooo:paragraph-rsid="002dcb5b"/>
    </style:style>
    <style:style style:name="P19" style:family="paragraph" style:parent-style-name="Table_20_Contents">
      <style:paragraph-properties fo:text-align="start" style:justify-single-word="false"/>
      <style:text-properties fo:color="#000000" officeooo:rsid="002dcb5b" officeooo:paragraph-rsid="002dcb5b" fo:background-color="transparent"/>
    </style:style>
    <style:style style:name="P20" style:family="paragraph" style:parent-style-name="Table_20_Contents">
      <style:text-properties officeooo:rsid="0020afcc" officeooo:paragraph-rsid="0020afcc"/>
    </style:style>
    <style:style style:name="T1" style:family="text">
      <style:text-properties officeooo:rsid="001d8e3f"/>
    </style:style>
    <style:style style:name="T2" style:family="text">
      <style:text-properties officeooo:rsid="001f0536"/>
    </style:style>
    <style:style style:name="T3" style:family="text">
      <style:text-properties officeooo:rsid="0022831b"/>
    </style:style>
    <style:style style:name="T4" style:family="text">
      <style:text-properties officeooo:rsid="0029862e"/>
    </style:style>
    <style:style style:name="T5" style:family="text">
      <style:text-properties officeooo:rsid="002dcb5b"/>
    </style:style>
    <style:style style:name="T6" style:family="text">
      <style:text-properties officeooo:rsid="002f8e70"/>
    </style:style>
    <style:style style:name="T7" style:family="text">
      <style:text-properties officeooo:rsid="00311c3f"/>
    </style:style>
    <style:style style:name="T8" style:family="text">
      <style:text-properties officeooo:rsid="00333901"/>
    </style:style>
    <style:style style:name="T9" style:family="text">
      <style:text-properties officeooo:rsid="00369a8f"/>
    </style:style>
    <style:style style:name="T10" style:family="text">
      <style:text-properties officeooo:rsid="0036f5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lasses" table:style-name="Classes">
        <table:table-column table:style-name="Classes.A" table:number-columns-repeated="3"/>
        <table:table-column table:style-name="Classes.D"/>
        <table:table-row>
          <table:table-cell table:style-name="Classes.A1" office:value-type="string">
            <text:p text:style-name="P2"><text:span text:style-name="T10">C</text:span>lasse</text:p>
          </table:table-cell>
          <table:table-cell table:style-name="Classes.A1" office:value-type="string">
            <text:p text:style-name="P1">Habilidade</text:p>
          </table:table-cell>
          <table:table-cell table:style-name="Classes.A1" office:value-type="string">
            <text:p text:style-name="P1">Armas usadas</text:p>
          </table:table-cell>
          <table:table-cell table:style-name="Classes.D1" office:value-type="string">
            <text:p text:style-name="P1">Locais </text:p>
          </table:table-cell>
        </table:table-row>
        <table:table-row>
          <table:table-cell table:style-name="Classes.A2" office:value-type="string">
            <text:p text:style-name="P1">Detetive</text:p>
          </table:table-cell>
          <table:table-cell table:style-name="Classes.A2" office:value-type="string">
            <text:p text:style-name="Table_20_Contents">Investigar: compra 2 cartas e <text:span text:style-name="T1">distribui mais 2 cartas para jogadores de sua preferência</text:span></text:p>
          </table:table-cell>
          <table:table-cell table:style-name="Classes.A2" office:value-type="string">
            <text:p text:style-name="P3">Pistola <text:span text:style-name="T2">9</text:span>mm, <text:span text:style-name="T5">Soco inglês, Bola de Cristal</text:span></text:p>
          </table:table-cell>
          <table:table-cell table:style-name="Classes.D2" office:value-type="string">
            <text:p text:style-name="P10">Tribunal</text:p>
          </table:table-cell>
        </table:table-row>
        <table:table-row>
          <table:table-cell table:style-name="Classes.A2" office:value-type="string">
            <text:p text:style-name="P1">Policial</text:p>
          </table:table-cell>
          <table:table-cell table:style-name="Classes.A2" office:value-type="string">
            <text:p text:style-name="P7">Abuso de poder: <text:span text:style-name="T3">impede alguém de defender outro de uma acusação</text:span></text:p>
          </table:table-cell>
          <table:table-cell table:style-name="Classes.A2" office:value-type="string">
            <text:p text:style-name="P5">Pistola 9mm, <text:span text:style-name="T5">Canivete, Bastão de madeira</text:span></text:p>
          </table:table-cell>
          <table:table-cell table:style-name="Classes.D2" office:value-type="string">
            <text:p text:style-name="P9">Delegacia</text:p>
          </table:table-cell>
        </table:table-row>
        <table:table-row>
          <table:table-cell table:style-name="Classes.A4" office:value-type="string">
            <text:p text:style-name="P1">Espião</text:p>
          </table:table-cell>
          <table:table-cell table:style-name="Classes.A4" office:value-type="string">
            <text:p text:style-name="P6">Espionar: <text:span text:style-name="T3">olha as cartas de um jogador e pega uma delas para si mesmo </text:span></text:p>
          </table:table-cell>
          <table:table-cell table:style-name="Classes.A4" office:value-type="string">
            <text:p text:style-name="P6">Faca, <text:span text:style-name="T10">Veneno, Pistola 9mm</text:span></text:p>
          </table:table-cell>
          <table:table-cell table:style-name="Classes.D4" office:value-type="string">
            <text:p text:style-name="P10">Embaixada</text:p>
          </table:table-cell>
        </table:table-row>
        <table:table-row>
          <table:table-cell table:style-name="Classes.A4" office:value-type="string">
            <text:p text:style-name="P1">Agente Secreto</text:p>
          </table:table-cell>
          <table:table-cell table:style-name="Classes.A4" office:value-type="string">
            <text:p text:style-name="P6">Seduzir: obriga algum jogador a defendê-lo</text:p>
          </table:table-cell>
          <table:table-cell table:style-name="Classes.A4" office:value-type="string">
            <text:p text:style-name="P6">Faca, <text:span text:style-name="T10">Gás, Dardo</text:span></text:p>
          </table:table-cell>
          <table:table-cell table:style-name="Classes.D4" office:value-type="string">
            <text:p text:style-name="P10">Cassino</text:p>
          </table:table-cell>
        </table:table-row>
        <table:table-row>
          <table:table-cell table:style-name="Classes.A6" office:value-type="string">
            <text:p text:style-name="P1">Criminoso</text:p>
          </table:table-cell>
          <table:table-cell table:style-name="Classes.A6" office:value-type="string">
            <text:p text:style-name="P5">Ameaçar: anula a acusação de alguém</text:p>
          </table:table-cell>
          <table:table-cell table:style-name="Classes.A6" office:value-type="string">
            <text:p text:style-name="P6"><text:span text:style-name="T5">Colt</text:span> .38, <text:span text:style-name="T10">Veneno, Soco inglês</text:span></text:p>
          </table:table-cell>
          <table:table-cell table:style-name="Classes.D6" office:value-type="string">
            <text:p text:style-name="P7">Bar</text:p>
          </table:table-cell>
        </table:table-row>
        <table:table-row>
          <table:table-cell table:style-name="Classes.A6" office:value-type="string">
            <text:p text:style-name="P1">Contrabandista</text:p>
          </table:table-cell>
          <table:table-cell table:style-name="Classes.A6" office:value-type="string">
            <text:p text:style-name="P5">Sumiço: descarta duas armas da mesa</text:p>
          </table:table-cell>
          <table:table-cell table:style-name="Classes.A6" office:value-type="string">
            <text:p text:style-name="P6"><text:span text:style-name="T5">Colt</text:span> .38, <text:span text:style-name="T10">Gás, Adaga Cerimonial</text:span></text:p>
          </table:table-cell>
          <table:table-cell table:style-name="Classes.D6" office:value-type="string">
            <text:p text:style-name="P9">Armazém abandonado</text:p>
          </table:table-cell>
        </table:table-row>
        <table:table-row>
          <table:table-cell table:style-name="Classes.A8" office:value-type="string">
            <text:p text:style-name="P1">Médico</text:p>
          </table:table-cell>
          <table:table-cell table:style-name="Classes.A8" office:value-type="string">
            <text:p text:style-name="P6">Autópsia: <text:span text:style-name="T3">descarta 1 ferimento da vítima</text:span></text:p>
          </table:table-cell>
          <table:table-cell table:style-name="Classes.A8" office:value-type="string">
            <text:p text:style-name="P18">Overdose, <text:span text:style-name="T6">Veneno, </text:span>Faca</text:p>
            <text:p text:style-name="P11"/>
          </table:table-cell>
          <table:table-cell table:style-name="Classes.D8" office:value-type="string">
            <text:p text:style-name="P10">Consultório</text:p>
          </table:table-cell>
        </table:table-row>
        <table:table-row>
          <table:table-cell table:style-name="Classes.A8" office:value-type="string">
            <text:p text:style-name="P7">Paramédico</text:p>
          </table:table-cell>
          <table:table-cell table:style-name="Classes.A8" office:value-type="string">
            <text:p text:style-name="P7">Transporte: pode mudar o lugar do corpo</text:p>
          </table:table-cell>
          <table:table-cell table:style-name="Classes.A8" office:value-type="string">
            <text:p text:style-name="P18">Overdose, <text:span text:style-name="T10">Soco Inglês </text:span>Bastão de madeira</text:p>
            <text:p text:style-name="P11"/>
          </table:table-cell>
          <table:table-cell table:style-name="Classes.D8" office:value-type="string">
            <text:p text:style-name="P7">Hospital</text:p>
          </table:table-cell>
        </table:table-row>
        <table:table-row>
          <table:table-cell table:style-name="Classes.A10" office:value-type="string">
            <text:p text:style-name="P1">Médium</text:p>
          </table:table-cell>
          <table:table-cell table:style-name="Classes.A10" office:value-type="string">
            <text:p text:style-name="P5">Séance: rouba uma carta de cada testemunha presente</text:p>
          </table:table-cell>
          <table:table-cell table:style-name="Classes.A10" office:value-type="string">
            <text:p text:style-name="P7">Bola de cristal, <text:span text:style-name="T5">Gás, Canivete</text:span></text:p>
          </table:table-cell>
          <table:table-cell table:style-name="Classes.D10" office:value-type="string">
            <text:p text:style-name="P9">Museu</text:p>
          </table:table-cell>
        </table:table-row>
        <table:table-row>
          <table:table-cell table:style-name="Classes.A10" office:value-type="string">
            <text:p text:style-name="P1">Oráculo</text:p>
          </table:table-cell>
          <table:table-cell table:style-name="Classes.A10" office:value-type="string">
            <text:p text:style-name="P6">Bloqueio: impede uma pessoa de acusar alguém de sua escolha por um turno</text:p>
          </table:table-cell>
          <table:table-cell table:style-name="Classes.A10" office:value-type="string">
            <text:p text:style-name="P7">Bola de cristal, <text:span text:style-name="T5">Adaga Cerimonial, Colt .38</text:span></text:p>
          </table:table-cell>
          <table:table-cell table:style-name="Classes.D10" office:value-type="string">
            <text:p text:style-name="P9">Templo</text:p>
          </table:table-cell>
        </table:table-row>
        <table:table-row>
          <table:table-cell table:style-name="Classes.A12" office:value-type="string">
            <text:p text:style-name="P13">A<text:span text:style-name="T5">postador</text:span></text:p>
          </table:table-cell>
          <table:table-cell table:style-name="Classes.A12" office:value-type="string">
            <text:p text:style-name="P16"><text:span text:style-name="T8">Ruína do jogador</text:span>: <text:span text:style-name="T9">joga uma moeda quantas vezes quiser, se der cara, pega uma carta – de ser coroa, perde todas as cartas que ganhou</text:span></text:p>
          </table:table-cell>
          <table:table-cell table:style-name="Classes.A12" office:value-type="string">
            <text:p text:style-name="P15">Dardo, <text:span text:style-name="T10">Canivete</text:span>, <text:span text:style-name="T6">Adaga Cerimonial</text:span></text:p>
          </table:table-cell>
          <table:table-cell table:style-name="Classes.D12" office:value-type="string">
            <text:p text:style-name="P15">Cassino</text:p>
          </table:table-cell>
        </table:table-row>
        <table:table-row>
          <table:table-cell table:style-name="Classes.A12" office:value-type="string">
            <text:p text:style-name="P14">Atleta</text:p>
          </table:table-cell>
          <table:table-cell table:style-name="Classes.A12" office:value-type="string">
            <text:p text:style-name="P17">Fa<text:span text:style-name="T9">natismo: pega uma carta com o objetivo de incriminar alguém específico</text:span></text:p>
          </table:table-cell>
          <table:table-cell table:style-name="Classes.A12" office:value-type="string">
            <text:p text:style-name="P15">Dardo, Bastão de madeira, Overdose</text:p>
          </table:table-cell>
          <table:table-cell table:style-name="Classes.D12" office:value-type="string">
            <text:p text:style-name="P15">Estádio</text:p>
          </table:table-cell>
        </table:table-row>
        <table:table-row>
          <table:table-cell table:style-name="Classes.A14" office:value-type="string">
            <text:p text:style-name="P11">Mediador</text:p>
          </table:table-cell>
          <table:table-cell table:style-name="Classes.C14" office:value-type="string">
            <text:p text:style-name="P12"><text:span text:style-name="T4">Sucesso</text:span>: <text:span text:style-name="T4">decide as condições iniciais do corpo</text:span></text:p>
          </table:table-cell>
          <table:table-cell table:style-name="Classes.C14" office:value-type="string">
            <text:p text:style-name="P4">-</text:p>
          </table:table-cell>
          <table:table-cell table:style-name="Classes.D14" office:value-type="string">
            <text:p text:style-name="P4">-</text:p>
          </table:table-cell>
        </table:table-row>
        <text:soft-page-break/>
        <table:table-row>
          <table:table-cell table:style-name="Classes.A15" office:value-type="string">
            <text:p text:style-name="P3">Testemunha</text:p>
          </table:table-cell>
          <table:table-cell table:style-name="Classes.C15" office:value-type="string">
            <text:p text:style-name="P8">Jogadores condenados viram testemunhas. Têm menos cartas, porém podem defender os jogadores ainda vivos. Não podem ser acusados.</text:p>
          </table:table-cell>
          <table:table-cell table:style-name="Classes.C15" office:value-type="string">
            <text:p text:style-name="P4">-</text:p>
          </table:table-cell>
          <table:table-cell table:style-name="Classes.D15" office:value-type="string">
            <text:p text:style-name="P4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20:16:54.200000000</meta:creation-date>
    <dc:date>2018-04-30T18:43:38.771522851</dc:date>
    <meta:editing-duration>PT1H38M14S</meta:editing-duration>
    <meta:editing-cycles>13</meta:editing-cycles>
    <meta:generator>LibreOffice/5.1.6.2$Linux_X86_64 LibreOffice_project/10m0$Build-2</meta:generator>
    <meta:document-statistic meta:table-count="1" meta:image-count="0" meta:object-count="0" meta:page-count="2" meta:paragraph-count="60" meta:word-count="248" meta:character-count="1552" meta:non-whitespace-character-count="1361"/>
  </office:meta>
</office:document-meta>
</file>